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fo:font-weight="normal" officeooo:rsid="00201345" officeooo:paragraph-rsid="001a0fb7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fo:font-weight="normal" officeooo:rsid="001a0fb7" officeooo:paragraph-rsid="001a0fb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style:text-underline-style="solid" style:text-underline-width="auto" style:text-underline-color="font-color" fo:font-weight="bold" officeooo:rsid="00201345" officeooo:paragraph-rsid="001a0fb7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0.5pt" fo:letter-spacing="normal" fo:font-style="normal" style:text-underline-style="solid" style:text-underline-width="auto" style:text-underline-color="font-color" fo:font-weight="bold" officeooo:rsid="001a0fb7" officeooo:paragraph-rsid="001a0fb7" style:font-weight-asian="bold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Open Sans" fo:font-size="13pt" fo:letter-spacing="normal" fo:font-style="normal" fo:font-weight="bold" officeooo:rsid="00201345" officeooo:paragraph-rsid="001a0fb7" style:font-size-asian="13pt" style:font-weight-asian="bold" style:font-size-complex="13pt" style:font-weight-complex="bold"/>
    </style:style>
    <style:style style:name="T1" style:family="text">
      <style:text-properties officeooo:rsid="001a0f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ge name : <text:s/><text:span text:style-name="T1">pubgdetails</text:span>.html</text:p>
      <text:p text:style-name="P1"/>
      <text:p text:style-name="P3">test cases:</text:p>
      <text:p text:style-name="P3"/>
      <text:p text:style-name="P4">header(nevigation bar):</text:p>
      <text:p text:style-name="P1"/>
      <text:p text:style-name="P1">1)logo working : hover , redirecton , dispaly</text:p>
      <text:p text:style-name="P1"/>
      <text:p text:style-name="P1">2)login working : hover , redirecton , dispaly</text:p>
      <text:p text:style-name="P1"/>
      <text:p text:style-name="P1">3)home working : hover , redirecton , dispaly <text:tab/></text:p>
      <text:p text:style-name="P1"/>
      <text:p text:style-name="P1">4)signup working : hover , redirecton , dispaly</text:p>
      <text:p text:style-name="P1"/>
      <text:p text:style-name="P4">body</text:p>
      <text:p text:style-name="P1"/>
      <text:p text:style-name="P1">5)image display properly </text:p>
      <text:p text:style-name="P1"/>
      <text:p text:style-name="P1">6)image hover working</text:p>
      <text:p text:style-name="P1"/>
      <text:p text:style-name="P1">7)image redirection working</text:p>
      <text:p text:style-name="P1"/>
      <text:p text:style-name="P2">8)check details</text:p>
      <text:p text:style-name="P2"/>
      <text:p text:style-name="P2">9)register button : hover , redirection ,displ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1:15:29.478495929</meta:creation-date>
    <dc:date>2019-06-24T11:21:29.435199783</dc:date>
    <meta:editing-duration>PT6M</meta:editing-duration>
    <meta:editing-cycles>1</meta:editing-cycles>
    <meta:document-statistic meta:table-count="0" meta:image-count="0" meta:object-count="0" meta:page-count="1" meta:paragraph-count="13" meta:word-count="59" meta:character-count="388" meta:non-whitespace-character-count="338"/>
    <meta:generator>LibreOffice/6.0.7.3$Linux_X86_64 LibreOffice_project/00m0$Build-3</meta:generator>
  </office:meta>
</office:document-meta>
</file>